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C8000000C894780327A3483157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3.092cm" svg:y="4.47cm" svg:width="5.292cm" svg:height="5.292cm" draw:z-index="0"><draw:image xlink:href="Pictures/10000000000000C8000000C894780327A3483157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5T19:21:57.402656473</meta:creation-date>
    <meta:print-date>2018-10-15T19:22:57.092036166</meta:print-date>
    <dc:date>2018-10-15T19:23:29.021971532</dc:date>
    <meta:editing-duration>PT1M33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